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39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39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Получение конфигурации из удаленного репозитория и ее отладка</text:h>
      <text:p text:style-name="P2">В этом примере демонстрируется подключение к публичному репозиторию фирмы "1С" на GitHub, получение из него демонстрационной конфигурации <text:span text:style-name="T1">Управляемое приложение</text:span>, и запуск этой конфигурации для отладки.</text:p>
      <text:p text:style-name="P2">Адрес репозитория <text:a xlink:type="simple" xlink:href="http://github.com/1C-Company/dt-demo-configuration" office:target-frame-name="_blank" xlink:show="new" text:style-name="Internet_20_link" text:visited-style-name="Visited_20_Internet_20_Link">https://github.com/1C-Company/dt-demo-configuration</text:a>.</text:p>
      <text:p text:style-name="Text_20_body">Пример состоит из нескольких частей:</text:p>
      <text:list xml:id="list7762325534035361302" text:style-name="L39">
        <text:list-item>
          <text:p text:style-name="P3"><text:a xlink:type="simple" xlink:href="https://its.1c.ru/db/content/edtdoc/src/t000027.html?_=1542292896#t000027" text:style-name="Internet_20_link" text:visited-style-name="Visited_20_Internet_20_Link">Импорт проекта из удаленного репозитория</text:a>.</text:p>
        </text:list-item>
        <text:list-item>
          <text:p text:style-name="P1"><text:a xlink:type="simple" xlink:href="https://its.1c.ru/db/content/edtdoc/src/t000028.html?_=1542292896#t000028" text:style-name="Internet_20_link" text:visited-style-name="Visited_20_Internet_20_Link">Отладка в новой информационной базе</text:a>.</text:p>
        </text:list-item>
      </text:list>
      <text:h text:style-name="Heading_20_5" text:outline-level="5">Примечание</text:h>
      <text:p text:style-name="P2">Демонстрационная конфигурация <text:span text:style-name="T1">Управляемое приложение</text:span>, которая находится в репозитории, предназначена для работы с платформой <text:span text:style-name="T1">1С:Предприятие 8.3.12</text:span>. Перед выполнением этого примера убедитесь, что платформа версии 8.3.12 установлена на вашем компьютер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7:30.447659422</dc:date>
    <meta:editing-duration>PT2H19M1S</meta:editing-duration>
    <meta:editing-cycles>10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2" meta:character-count="708" meta:non-whitespace-character-count="636"/>
  </office:meta>
</office:document-meta>
</file>